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_7e_LT_7e_Gliederung_20_1">
      <style:text-properties style:font-name="Arial" fo:font-size="16pt" style:font-size-asian="16pt" style:font-size-complex="16pt"/>
    </style:style>
    <style:style style:name="P3" style:family="paragraph" style:parent-style-name="Heading_20_2">
      <style:text-properties style:font-name="Arial" fo:font-size="16pt" style:font-size-asian="16pt" style:font-size-complex="16pt"/>
    </style:style>
    <style:style style:name="T1" style:family="text">
      <style:text-properties style:font-name="Liberation Sans1"/>
    </style:style>
    <style:style style:name="T2" style:family="text">
      <style:text-properties style:text-position="31% 100%"/>
    </style:style>
    <style:style style:name="T3" style:family="text">
      <style:text-properties officeooo:rsid="001ccc33"/>
    </style:style>
    <style:style style:name="T4" style:family="text">
      <style:text-properties officeooo:rsid="0021c1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umbai, Une ville de bg</text:p>
      <text:p text:style-name="Text_20_body"/>
      <text:h text:style-name="Heading_20_2" text:outline-level="2">Présentation</text:h>
      <text:p text:style-name="P2">Mumbai (Bombai) est une métropole indienne située sur le littoral ouest de l’Inde regroupant plus de 20 millions d’habitants mais aussi de nombreuses firmes transnationale <text:span text:style-name="T3">Indienne (FTI) </text:span>dont le studio de cinéma Bollyhood. Elle est la capitale économique du pays, et également considérée comme la capitale mondiale du diamant.</text:p>
      <text:h text:style-name="P3" text:outline-level="2"/>
      <text:h text:style-name="Heading_20_2" text:outline-level="2">Situation culturell<text:span text:style-name="T3">e</text:span></text:h>
      <text:p text:style-name="P2"><text:span text:style-name="T3">Parmi les FTI présentes à Mumbai il y a </text:span>Bollyhood <text:span text:style-name="T3">qui </text:span>est le plus grand studio de cinéma du monde devant Hollywood. Il produit et exporte des film hindi dans le monde entier, le studio est un véritable symbole de Mumbai comme l’est Hollywood pour les Américains.</text:p>
      <text:p text:style-name="P2">Mumbai possède <text:span text:style-name="T3">aussi </text:span>123 Universités, des sites culturels majeurs comme la gare Victoria, la porte de l’Inde et le Taj-Mahal palace ainsi qu’une vingtaine de musés</text:p>
      <text:p text:style-name="P2"/>
      <text:h text:style-name="Heading_20_2" text:outline-level="2">Situation Economique</text:h>
      <text:p text:style-name="P2">Mumbai à un PUB (produit urbain brut) s’élevant à 300 milliards de $, soit le plus grand PUB de l’Inde qui représente à lui seul 6 % du PIB du pays.</text:p>
      <text:p text:style-name="P2">Mumbai compte 2 quartiers d’affaire concentrant à eux seul 70% des activités financières du pays, et 60% des firmes transnationale Indienne (FTN). Sa bourse (Stock Exchange) est la 6 ème bourse mondiale. <text:span text:style-name="T3">C’</text:span>est <text:span text:style-name="T3">aussi </text:span>la 6ème ville du monde en milliardaire (elle en compte 51).</text:p>
      <text:h text:style-name="Heading_20_2" text:outline-level="2"><text:soft-page-break/>Situation Démographique</text:h>
      <text:p text:style-name="P2">En 1909 Mumbai comptait 820 000 habitants, aujourd’hui elle en compte 21 millions ce qui en fait la 2ème ville indienne et la 9ème mondiale en nombre d’habitants. L’explosion démographique a accéléré l’extension urbaine de la ville qui a gagné environ 500km2</text:p>
      <text:p text:style-name="P2"/>
      <text:h text:style-name="Heading_20_2" text:outline-level="2"><text:span text:style-name="T1">Aménagements et </text:span>transports</text:h>
      <text:p text:style-name="P2">Le développement rapide de Mumbai et son explosion démographique ont forcé la ville à adapter ses réseaux de transports et à créer de nouveaux aménagements pour faciliter les trajets. On y trouve :</text:p>
      <text:p text:style-name="P2">-Des lignes de métro</text:p>
      <text:p text:style-name="P2">-Des lignes de chemin de fer</text:p>
      <text:p text:style-name="P2">-2 aéroports internationaux</text:p>
      <text:p text:style-name="P2">-Le pont maritime Bandra-Worli qui est le 2ème pont le plus long du monde mesurant 5600 m de long pour 126m de haut</text:p>
      <text:p text:style-name="P2"/>
      <text:h text:style-name="Heading_20_2" text:outline-level="2">Politique Ecologique</text:h>
      <text:p text:style-name="P2">Depuis le 1<text:span text:style-name="T2">er</text:span> juillet 2022 Mumbai <text:span text:style-name="T4">a </text:span>interdit le plastique à usage unique Dans le but de rendre la ville plus propre et vivable. Cela concerne les couvert, les sacs plastique, les gobelet, les emballage et le polystyrène. Un geste qui témoigne de l’engagement politique de la ville sur l’écologie.</text:p>
      <text:p text:style-name="P2">Mumbai vise aussi l’objectif zéro émission de CO2 d’ici 2050</text:p>
      <text:p text:style-name="P2">La ville possède de nombreux espaces verts, lacs et marais non urbanisé ainsi que le parc national Sanjay Gandhi.</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6T17:25:58.895000000</meta:creation-date>
    <dc:date>2023-09-16T17:40:10.109000000</dc:date>
    <meta:editing-duration>PT14M10S</meta:editing-duration>
    <meta:editing-cycles>3</meta:editing-cycles>
    <meta:generator>LibreOffice/7.2.4.1$Windows_X86_64 LibreOffice_project/27d75539669ac387bb498e35313b970b7fe9c4f9</meta:generator>
    <meta:document-statistic meta:table-count="0" meta:image-count="0" meta:object-count="0" meta:page-count="2" meta:paragraph-count="21" meta:word-count="405" meta:character-count="2432" meta:non-whitespace-character-count="2048"/>
  </office:meta>
</office:document-meta>
</file>